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margin-left="0cm" fo:margin-right="0cm" fo:text-align="justify" style:justify-single-word="false" fo:text-indent="1.249cm" style:auto-text-indent="false"/>
    </style:style>
    <style:style style:name="P4"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5" style:family="paragraph" style:parent-style-name="Standard">
      <style:paragraph-properties fo:text-align="justify" style:justify-single-word="false"/>
    </style:style>
    <style:style style:name="P6"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P7" style:family="paragraph" style:parent-style-name="Heading_20_3">
      <style:text-properties fo:font-size="16pt" style:font-size-asian="16pt" style:font-size-complex="16pt"/>
    </style:style>
    <style:style style:name="P8" style:family="paragraph" style:parent-style-name="Heading_20_1">
      <style:text-properties fo:font-size="10pt" style:font-size-asian="10pt" style:font-size-complex="10pt"/>
    </style:style>
    <style:style style:name="P9" style:family="paragraph" style:parent-style-name="Standard">
      <style:paragraph-properties fo:margin-left="0cm" fo:margin-right="0cm" fo:text-align="justify" style:justify-single-word="false" fo:text-indent="1.249cm" style:auto-text-indent="false"/>
      <style:text-properties fo:font-size="10pt" style:font-size-asian="10pt" style:font-size-complex="10pt"/>
    </style:style>
    <style:style style:name="P10" style:family="paragraph" style:parent-style-name="Text_20_body">
      <style:paragraph-properties fo:margin-left="0cm" fo:margin-right="0cm" fo:text-indent="1.249cm" style:auto-text-indent="false"/>
      <style:text-properties fo:font-size="10pt" style:font-size-asian="10pt" style:font-size-complex="10pt"/>
    </style:style>
    <style:style style:name="P11" style:family="paragraph" style:parent-style-name="Text_20_body">
      <style:text-properties fo:font-size="10pt" style:font-size-asian="10pt" style:font-size-complex="10pt"/>
    </style:style>
    <style:style style:name="P12" style:family="paragraph" style:parent-style-name="Standard">
      <style:text-properties fo:font-size="10pt" style:font-size-asian="10pt" style:font-size-complex="10pt"/>
    </style:style>
    <style:style style:name="P13" style:family="paragraph" style:parent-style-name="Heading_20_1">
      <style:text-properties fo:font-size="10pt" fo:font-style="italic" style:font-size-asian="10pt" style:font-style-asian="italic" style:font-size-complex="10pt" style:font-style-complex="italic"/>
    </style:style>
    <style:style style:name="P14" style:family="paragraph" style:parent-style-name="Standard">
      <style:text-properties fo:font-size="10pt" fo:language="en" fo:country="GB" style:font-size-asian="10pt" style:font-size-complex="10pt"/>
    </style:style>
    <style:style style:name="P15" style:family="paragraph" style:parent-style-name="Heading_20_1">
      <style:text-properties fo:font-size="10pt"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7" style:family="paragraph" style:parent-style-name="Text_20_body">
      <style:paragraph-properties fo:margin-left="0cm" fo:margin-right="0cm" fo:text-indent="1.249cm" style:auto-text-indent="false"/>
    </style:style>
    <style:style style:name="P18" style:family="paragraph" style:parent-style-name="Text_20_body_20_indent">
      <style:text-properties fo:font-size="10pt" style:font-size-asian="10pt" style:font-size-complex="10pt"/>
    </style:style>
    <style:style style:name="P19" style:family="paragraph" style:parent-style-name="Standard" style:list-style-name="WW8Num1">
      <style:paragraph-properties fo:text-align="justify" style:justify-single-word="false"/>
      <style:text-properties fo:font-size="10pt"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1" style:family="paragraph" style:parent-style-name="Text_20_body">
      <style:text-properties fo:font-size="10pt" fo:font-weight="bold" style:font-size-asian="10pt" style:font-weight-asian="bold" style:font-size-complex="10pt" style:font-weight-complex="bold"/>
    </style:style>
    <style:style style:name="P22" style:family="paragraph" style:parent-style-name="Heading_20_4">
      <style:text-properties fo:font-size="10pt" fo:font-weight="bold" style:font-size-asian="10pt" style:font-weight-asian="bold" style:font-size-complex="10pt" style:font-weight-complex="bold"/>
    </style:style>
    <style:style style:name="P23"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Heading_20_2">
      <style:text-properties fo:font-size="10pt" fo:language="fr" fo:country="FR" style:font-size-asian="10pt" style:font-size-complex="10pt"/>
    </style:style>
    <style:style style:name="P25" style:family="paragraph" style:parent-style-name="Standard">
      <style:paragraph-properties fo:text-align="justify" style:justify-single-word="false"/>
      <style:text-properties fo:font-size="10pt" fo:language="de" fo:country="DE" style:font-size-asian="10pt" style:font-size-complex="10p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style:font-size-asian="10pt" style:font-size-complex="10pt"/>
    </style:style>
    <style:style style:name="T3" style:family="text">
      <style:text-properties fo:font-size="10pt" fo:language="fr" fo:country="FR" style:font-size-asian="10pt" style:font-size-complex="10pt"/>
    </style:style>
    <style:style style:name="T4" style:family="text">
      <style:text-properties fo:font-size="10pt" fo:language="en" fo:country="GB" fo:font-style="italic" style:font-size-asian="10pt" style:font-style-asian="italic" style:font-size-complex="10pt" style:font-style-complex="italic"/>
    </style:style>
    <style:style style:name="T5" style:family="text">
      <style:text-properties fo:font-size="10pt" fo:font-style="italic" fo:font-weight="bold" style:font-size-asian="10pt" style:font-style-asian="italic" style:font-weight-asian="bold" style:font-size-complex="10pt" style:font-style-complex="italic"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parent-style-name="Internet_20_link">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ant-propos</text:p>
      <text:p text:style-name="P2"/>
      <text:p text:style-name="P3"><text:span text:style-name="T1">Ce « One shot » pour Delta Green a été écrit pour être joué durant la nuit d’Halloween. Loin du Mythe, il lorgne volontairement du côté des « teen movies » d’horreur tel que </text:span><text:span text:style-name="T2">Scream</text:span><text:span text:style-name="T1">, </text:span><text:span text:style-name="T2">Blair Witch Project</text:span><text:span text:style-name="T1"> ou même </text:span><text:span text:style-name="T2">Buffy contre les vampires</text:span><text:span text:style-name="T1">. Ceux qui voudront pourront d’ailleurs s’amuser à décoder les nombreuses références qui parsèment le scénario. Beaucoup de personnages à faire vivre et à rendre aussi vivants que possible pour détourner les joueurs de la véritable coupable. Celle-ci devrait être interrogées par les Pjs au début de l’enquête comme un des nombreux témoins et donner l’impression d’avoir joué son rôle dans l’histoire afin que les Pjs l’oublient jusqu’au final. </text:span></text:p>
      <text:p text:style-name="P4"/>
      <text:p text:style-name="P5"><text:span text:style-name="T1">Au Gardien de faire sentir en filigrane la culpabilité d’une communauté, l’envers du rêve américain tel que l’ont illustrer de nombreux artistes cinéastes où musiciens. C’est de cette « autre Amérique » qu’il s’agit ici et il est nécessaire de le faire comprendre aux joueurs afin d’amener le dilemme final. Forcez-les à choisir leur camp en leur faisant mesurer les conséquences.</text:span></text:p>
      <text:p text:style-name="P4"/>
      <text:p text:style-name="P4">Enfin, loin de moi l’idée d’épingler les gothiques, les wiccans ou les pom-pom girls… Si certains se sentent blessés : mea culpa.</text:p>
      <text:p text:style-name="P4"/>
      <text:p text:style-name="P6">Tantine Gobbo</text:p>
      <text:p text:style-name="P2"/>
      <text:p text:style-name="P7">Les Âmes Perdues</text:p>
      <text:p text:style-name="P2"/>
      <text:p text:style-name="P8">L’histoire en quelques mots</text:p>
      <text:p text:style-name="P2"/>
      <text:p text:style-name="P3"><text:span text:style-name="T2">Erika Sorenson n’est pas une jeune fille comme les autres, c’est une sorcière ! A Missing Miles tout le monde sait qu’elle passe ses journées à traîner avec les </text:span><text:span text:style-name="T1">Darks</text:span><text:span text:style-name="T2">, une bande de jeunes désœuvrés qui s’habillent en noir et écoutent de la musique malsaine. Les filles du lycée de Collinwood viennent en secret lui acheter des philtres d’amour et se faire tirer les cartes. Mais personne ne sait à quel point Erika est dangereuse, et proche d’accomplir sa vengeance contre cette ville qu’elle hait plus que tout… </text:span></text:p>
      <text:p text:style-name="P3"><text:span text:style-name="T2">Il y a un an, <text:s/>Erika a été violée par trois brutes passablement ivres. Ses agresseurs étaient membres de l’équipe de football, espoirs montant de l’université et issus de familles aisées. Ils furent défendus par un prestigieux cabinet d’avocats et tous les trois acquittés. Montrée du doigt, Erika se replia sur elle-même. Elle chercha du réconfort au vieux cimetière de Burkitshill, une terre non-consacrée où Missing Miles a rejeté pendant 150 ans, tous les exclus et les parias de sa communauté. Les idées noires d’Erika n’ont pas tardés à trouver ici un écho tout particulier. Malgré les recommandations de sa mentor, la vieille Miséricorde, Erika a écouté les voix des morts… </text:span></text:p>
      <text:p text:style-name="Text_20_body"><text:span text:style-name="T2">Parmi le murmure des âmes, Erika a isolé celles de deux fillettes qui ont choisis il y a plus de cinquante ans de mourir ensemble pour échapper au monde des adultes et restées éternellement liées dans leurs rêves. Ces deux esprits sont particulièrement malfaisants. Leur haine des adultes et des vivants n’a cessé de grandir, exacerbée par l’éternité et la mort. Sur les suggestions des spectres, Erika a déterré l’une des fillettes afin de réunir les deux petits corps dans la même tombe. En faisant cela, Erika leur a permis d’unir leur pouvoir. Les deux spectres sont maintenant capables de se matérialiser dans notre monde et d’agir en prenant possession d’un corps. </text:span></text:p>
      <text:p text:style-name="P5"><text:span text:style-name="T2">Le massacre a déjà commencé. Le lycée « maudit » de Collinwood a été le théâtre d’événements particulièrement violents attirant l’attention de Delta Green. <text:s text:c="9"/></text:span></text:p>
      <text:p text:style-name="P2">Mais cela n’est rien en comparaison de ce qui va arriver dans quelques jours, la nuit d’Halloween. Les fillettes vont se servir d’Erika pour déchirer le voile qui sépare le monde des morts de celui des vivants et déverser sur Missing Miles un flot d’âmes vengeresses…</text:p>
      <text:p text:style-name="P2"/>
      <text:p text:style-name="P8">Une Nuit à L’Opéra</text:p>
      <text:p text:style-name="P2"/>
      <text:p text:style-name="P9">Le lycée de Collinwood en Louisiane est en émoi depuis la mort spectaculaire d’une de ses élèves : Trudy Sanders qui s’est jetée du toit avant de s’empaler sur une grille en contre-bas. L’enquête du shérif Cravens ne peut que conclure au suicide : la victime était seule et des centaines de témoins l’ont vu sauter de son plein gré. Les examens toxicologiques pratiqués à l’autopsie n’ont rien révélés : Trudy était parfaitement lucide lorsqu’elle a accomplie son geste. </text:p>
      <text:p text:style-name="P5"><text:span text:style-name="T2">Pourtant, ses parents ne peuvent accepter la thèse du suicide. Trudy ne manquait de rien, elle était bonne élève, aimée de ses camarades qui l’avait élue reine de beauté lors du précédent bal de fin d’année. Trudy était protestante et se rendait à l’église tous les dimanches. Jamais elle ne se serait suicidée sans même laisser une lettre d’explication. </text:span></text:p>
      <text:p text:style-name="P5"><text:span text:style-name="T2">Jouant de son influence auprès du gouverneur, Adam Sanders, le père de Trudy a réussis à obtenir la réouverture de l’enquête par le FBI. La pression médiatique étant un peu retombée, Delta Green en profite pour commanditer une enquête destinée à vérifier certains faits étranges. </text:span></text:p>
      <text:p text:style-name="P2"/>
      <text:p text:style-name="P2"/>
      <text:p text:style-name="P8">Collinwood &amp; Missing Miles </text:p>
      <text:p text:style-name="P2"/>
      <text:p text:style-name="P2">Les deux villes occupent une place minuscule sur la carte de l’état de Louisiane. Collinwood compte à peine 10 000 habitants, trois églises, un mini centre commercial et l’université de Collinwood qui couvre l’enseignement depuis le collège jusqu’au cycle universitaire.</text:p>
      <text:p text:style-name="P5"><text:span text:style-name="T2">Situé à quelques dizaines de minutes en voiture, Missing Miles abrite 1300 habitants. Le village est devenu une des banlieues pauvres de Collinwood. Toute la région est sinistrée économiquement. Une partie de la communauté blanche s’est enrichie grâce aux importants gisements pétroliers. Les autres survivent tant bien que mal et le taux de chômage atteint des pourcentages indécents. </text:span></text:p>
      <text:p text:style-name="P2"/>
      <text:p text:style-name="P8">Collinwood College</text:p>
      <text:p text:style-name="P2"/>
      <text:p text:style-name="P10">Le lycée de Collinwood accueille près de 1500 élèves venant de toutes les communes environnantes. Sa proviseur, Angela Lawndale est une femme entre deux âge à l’air déterminé. L’accueil est glacial. Mme Lawndale sort tout juste de la crise provoquée par la mort de Trudy et elle voit d’un très mauvais œil la réouverture de l’enquête. Elle assure vouloir <text:s/>faire tout son possible pour aider les Pjs mais leur demande d’agir dans la plus grande discrétion. </text:p>
      <text:p text:style-name="P5"><text:span text:style-name="T2">«  </text:span><text:span text:style-name="T1">Tout cette affaire a eu de très mauvaises répercussions sur la réputation de mon établissement. Collinwood est un endroit respectable j’entend bien qu’il le reste aux yeux des parents d’élèves ! Comprenons-nous bien, le geste de Trudy est tragique mais ce sont malheureusement des choses qui arrivent. Dois-je vous rappelez que le suicide est la première cause de mortalité chez les jeunes de moins de 25 ans ? Je comprends que Mr et Mme Sanders soient profondément choqués et qu’ils cherchent une explication, mais il n’y a malheureusement pas toujours de raisons à ce genre d’acte. Je souhaite que votre enquête permette à Mr et Mme Sanders d’accepter la vérité aussi cruelle soit-elle…</text:span><text:span text:style-name="T2"> »</text:span></text:p>
      <text:p text:style-name="P2">Mme Lawndale pourrait bien ouvrir les hostilités si les Pjs se mettent à fouiner partout, semer le trouble ou interroger des élèves et des professeurs sans son accord. Autant vous dire qu’ils vont devoir se montrer diplomates. Si les choses s’enveniment, Mme Lawndale n’aura aucun mal à leur interdire l’accès à son établissement. Il n’y a aucune aide à attendre de ce côté alors inutile bien sûr de lui parler de possession démoniaque…</text:p>
      <text:p text:style-name="P2"/>
      <text:p text:style-name="P2">Mme la proviseur accepte de revenir sur les circonstances du drame :</text:p>
      <text:p text:style-name="P5"><text:span text:style-name="T2">« </text:span><text:span text:style-name="T1">Les couloirs sont théoriquement interdits aux élèves pendant l’heure du déjeuner. Comme il faisait beau, les étudiants pique-niquaient sur les pelouses. L’établissement était désert, personne n’a vu Trudy entrer. Il semblerait qu’elle se soit rendue aux toilettes après le dernier cours de la matinée et qu’elle n’en soit sortie que pour accomplir son geste. Sarah Edwards est la dernière personne à l’avoir aperçue vivante. C’est une élève qui aide à la bibliothèque et qui à la permission de rester le midi.</text:span><text:span text:style-name="T2"> »</text:span></text:p>
      <text:p text:style-name="P11">Pour toutes autres questions, Mme Lawndale oriente les Pjs vers Miss Turner, la psychologue scolaire. </text:p>
      <text:p text:style-name="P2"/>
      <text:p text:style-name="P8">Rachel Turner</text:p>
      <text:p text:style-name="P2"/>
      <text:p text:style-name="P3"><text:span text:style-name="T2">Miss Turner est la psychologue du lycée. C’est une jeune afro-américaine séduisante et intelligente. Elle est arrivée à Collinwood il y a huit mois et n’est pas au courant du viol d’Erika. Ses convictions l’ont déjà opposé plusieurs fois à Mrs Lawndale concernant notamment La totale impunité dont bénéficient les membres des équipes sportives ou le budget astronomique qui leur est alloué et qui ne laissent guère de moyens aux autres associations. Rachel peut devenir une alliée précieuse si les Pjs savent s’y prendre. Elle connaît très bien les élèves et le fonctionnement du lycée. Elle a entendu parler des rites de passage des </text:span><text:span text:style-name="T1">Jocks</text:span><text:span text:style-name="T2"> et compte bien mener la vie dure aux protégés de Mrs Lawndale même si cela doit lui coûter son poste. <text:s/></text:span></text:p>
      <text:p text:style-name="P9">Trudy était quelqu’un d’équilibré, pas de problèmes familiaux, des bonnes notes, elle était très courtisée par les garçons. Ses amis l’aimaient beaucoup et elle était très populaire au lycée depuis son élection comme reine de beauté au précédent bal de fin d’année. Elle sortait même depuis peu avec le capitaine de l’équipe de football, Kevin Thomson, le garçon le plus populaire du lycée. Miss Turner ne voit pas d’autres explications que le suicide même si certains détails troublants pourraient effectivement laisser penser qu’il s’agit d’autre chose. </text:p>
      <text:p text:style-name="P2"/>
      <text:p text:style-name="P8">Le témoignage de Sarah Edward</text:p>
      <text:p text:style-name="P2"/>
      <text:p text:style-name="P3"><text:span text:style-name="T2">Sarah est une jeune black à l’air studieux. Si vos joueurs vérifient par la suite, elle n’appartient ni aux </text:span><text:span text:style-name="T1">Jocks</text:span><text:span text:style-name="T2"> ni aux </text:span><text:span text:style-name="T1">Darks</text:span><text:span text:style-name="T2">.</text:span></text:p>
      <text:p text:style-name="P5"><text:span text:style-name="T2">« </text:span><text:span text:style-name="T1">Je travaillais à la bibliothèque. Je rangeais les livres. J’étais seule. Mr Nakashi notre bibliothécaire était partit déjeuner. J’ai voulu allez aux toilettes. Celles du rez-de-chaussée étaient bouchées alors je suis montée au premier étage et c’est en redescendant que j’ai vu Trudy. On était ensemble au cours de littérature comparée de Mr Lewis… enfin je l’ai salué mais Trudy est passé sans me répondre. Elle ne semblait pas dans son assiette, elle était… très pâle et elle marchait mécaniquement, comme un zombi. Lorsqu’elle a tourné dans l’escalier, je lui ai demandé si tout allait bien mais elle a continué à monter les marches sans me répondre. Je suis redescendu au bureau des surveillants pour chercher de l’aide mais c’était trop tard…</text:span><text:span text:style-name="T2"> »</text:span></text:p>
      <text:p text:style-name="P5"><text:span text:style-name="T2">Un jet réussit de Psychologie permet de remarquer que Sarah est terrifiée. En la « bousculant » un peu ou en la rassurant elle fond en larme et ajoute : « </text:span><text:span text:style-name="T1">Lorsque je lui ai demandé si tout allez bien, Trudy s’est tournée vers moi et … ses yeux… mon dieu ses yeux ! Ils étaient blancs, révulsés, sans âme…</text:span><text:span text:style-name="T2"> ». </text:span></text:p>
      <text:p text:style-name="P2"/>
      <text:p text:style-name="P8">Jed Irving</text:p>
      <text:p text:style-name="P2"/>
      <text:p text:style-name="P5"><text:span text:style-name="T2">L’ancien gardien écluse ses malheurs dans les bars de Collinwood depuis son renvoi du lycée. Il répète à qui veut bien l’entendre qu’il a été victime d’une injustice :  « </text:span><text:span text:style-name="T1">Miss Lawndale a déclaré que la serrure de la porte du toit été cassé et que je n’avais pas fait mon travail ! que cette serrure aurait du être immédiatement réparée et que ça aurait évité ce drame ! Mais moi je sais bien que la serrure était pas cassée ! Du moins pas avant. Parce qu’après ce qui s’est passé, je suis monté sur le toit pour voir… et là, j’ai bien vu… la serrure était toute tordue comme si quelqu’un s’était acharné dessus avec une barre à mine sauf… qu’il y avait pas de trace d’outils… pas de rayures, rien ! C’était comme si le métal avait fondu…</text:span><text:span text:style-name="T2"> »</text:span></text:p>
      <text:p text:style-name="P2"/>
      <text:p text:style-name="P8">Le shérif Cravens</text:p>
      <text:p text:style-name="P2"/>
      <text:p text:style-name="P9">Cravens est un homme d’une cinquantaine d’année au physique martial. Il a déjà transmis une copie du dossier Trudy Sanders au FBI mais il est vraisemblable que vos Pjs tiennent quand même à le rencontrer. Inutile de vous dire que là encore ils ne seront pas bien reçus. Cravens a classé cette affaire. Tout comme Mme Lawndale, il pense que la réouverture de l’enquête n’est qu’une faveur accordée aux Sanders par le gouverneur et que les Pjs ne trouveront rien de plus. </text:p>
      <text:p text:style-name="P3"><text:span text:style-name="T2">N’oubliez pas que même s’ils font partie du FBI, vos joueurs n’ont aucun pouvoir sur Cravens. En fait, ils n’appartiennent pas à la même juridiction et doivent même se soumettrent aux lois de l’états et donc au shérif…</text:span></text:p>
      <text:p text:style-name="P5"><text:span text:style-name="T2">Pour Cravens, la réouverture de l’enquête est une façon de dire qu’il a mal fait son travail et de nuire à sa réélection. Il n’aidera pas les Pjs (qu’il surnomme les </text:span><text:span text:style-name="T1">Cow-boys du gouvernement</text:span><text:span text:style-name="T2">), il ne cachera même pas son antipathie. Il répond vaguement aux questions, fait traîner toute les demandes et se prétend constamment débordé. Pire que cela, il ne manquera pas une occasion d’épingler les Pjs pour excès de vitesse ou de coffrer leurs témoins sous un prétexte futile. Il est au courant du viol d’Erika puisqu’il était déjà shérif à cette époque mais il est peu probable qu’il en parle spontanément aux Pjs. Son jeune adjoint William Pilgrims dit </text:span><text:span text:style-name="T1">Billy Boy</text:span><text:span text:style-name="T2"> est un ancien </text:span><text:span text:style-name="T1">Jocks</text:span><text:span text:style-name="T2"> et un crétin finis…</text:span></text:p>
      <text:p text:style-name="P2"><text:s/></text:p>
      <text:p text:style-name="P8">Adam et Jessica Sanders</text:p>
      <text:p text:style-name="P2"/>
      <text:p text:style-name="P5"><text:span text:style-name="T2">Les Sanders habitent une banlieue chic de Collinwood dans une grande villa avec piscine et caméra de sécurité. Pour ceux qui voudraient savoir à quel point Adam Sanders a le bras long, sachez qu’il siège au sein du conseil d’administration d’une importante compagnie pétrolière qui a financé en grande partie la campagne de l’actuel gouverneur avec qui il joue au golf et déjeune régulièrement… <text:s/></text:span></text:p>
      <text:p text:style-name="P9">Adam Sanders est un homme brisé. La mort de sa fille l’a plongé dans un sentiment d’incompréhension et d’injustice. Trudy ne manquait de rien, elle était bonne élève, aimée de ses camarades. Elle se rendait à l’église tous les dimanches et ne se serait jamais suicidée, encore moins sans laisser une lettre d’adieu. </text:p>
      <text:p text:style-name="P5"><text:span text:style-name="T2">La sœur cadette de Trudy, Janet étudie aussi à Collinwood et peut en apprendre un peu plus aux Pjs. Trudy faisait partie de l’équipe des pom-pom girls. C’est comme ça qu’elle avait pu attirer l’attention de Kevin Thomson, le beau gosse du lycée et le capitaine des </text:span><text:span text:style-name="T1">Lions</text:span><text:span text:style-name="T2"> de Collinwood. Par l’intermédiaire de Kevin, Trudy est rentrée chez les </text:span><text:span text:style-name="T1">Jocks</text:span><text:span text:style-name="T2">, la plus branchée des </text:span><text:span text:style-name="T1">Fraternities</text:span><text:span text:style-name="T2"> étudiantes. </text:span></text:p>
      <text:p text:style-name="P9">La chambre de Trudy est resté en état depuis le drame : des peluches, des photos découpées dans des magazines et d’autres qui la représente, sa couronne de reine de beauté… un jet de TOC réussis (en admettant que les Pjs soient seuls dans la pièce) permet de découvrir un coffret fermé à clef caché dans la penderie. Il n’est pas très difficile de forcer la serrure. A l’intérieur se trouve quelques souvenirs personnels sans intérêts et un journal intime lui aussi fermé à clef. En l’ouvrant, un paquet de photos s’en échappe. Ce sont des photos de soirée. Trudy semble ivre sur la plupart d’entre elles. Elle tient une cigarette ou bois de la bière. Sur l’une des photos deux garçons visiblement éméchés la font boire au goulot d’une bouteille de whisky. Sur la suivante Trudy se fait pelloter par les deux types en question, la suite est du même acabit…</text:p>
      <text:p text:style-name="P5"><text:span text:style-name="T2">Rien de bien méchant mais on est loin de l’image qu’en ont ses parents. Les photos permettent d’identifier un certain nombre de jeunes gens présentés pour la plupart dans le paragraphe </text:span><text:span text:style-name="T1">Les Jocks</text:span><text:span text:style-name="T2">.</text:span></text:p>
      <text:p text:style-name="P3"><text:span text:style-name="T2">La lecture du journal est troublante. Rien en effet ne laisse présager le geste de Trudy. Il semble évident à la lecture des dernières pages qu’elle n’avait absolument pas prévu sa mort. Certains passages décrivent également les fameuses soirées des photos. Trudy raconte son entrée chez les </text:span><text:span text:style-name="T1">Jocks</text:span><text:span text:style-name="T2">. Le fait d’être prise sous la protection de Kevin Thomson lui a facilité la tâche mais elle décrit les rites et les brimades de certains postulants et des épreuves initiatiques qui sont véritablement perverses. </text:span></text:p>
      <text:p text:style-name="P2"/>
      <text:p text:style-name="P8">L’équipe des pom-pom girls</text:p>
      <text:p text:style-name="P2"/>
      <text:p text:style-name="P3"><text:span text:style-name="T2">Les filles s’entraînent trois fois par semaine après les cours sous les ordres de la capitaine Ashley Voss. Le prochain match opposera les </text:span><text:span text:style-name="T1">Lions</text:span><text:span text:style-name="T2"> de Collinwood aux challengers du championnat : les </text:span><text:span text:style-name="T1">Caïmans</text:span><text:span text:style-name="T2"> de Lafayette. <text:s/>Ashley fais partie des </text:span><text:span text:style-name="T1">Jocks</text:span><text:span text:style-name="T2"> et fréquentait Trudy. La veille du drame, elle semblait en parfaite santé et faisait même des projets pour le week-end. Pas du tout l’attitude de quelqu’un qui veut en finir. La plupart des filles présentes confirment la chose. Elles parlent de sa relation avec Kevin Thompson qui faisait plus d’une jalouse.</text:span></text:p>
      <text:p text:style-name="P2">Les conversations s’interrompent au moment où Sandy Griffin, l’ex-copine de Kevin traverse le vestiaire. Les filles échangent des regards gênés et ne se remettent à parler qu’après son départ. Sandy ne s’est jamais remise de sa rupture avec Kevin il y a près de 4 mois maintenant. Elle est resté presque un an avec lui (record absolu !) et ce salaud (oui mais il est si craquant !) l’a larguée juste avant le bal de fin d’année. Kevin s’y est rendu en compagnie de Trudy qui s’est même payé le luxe d’être élue reine de beauté juste devant Sandy.</text:p>
      <text:p text:style-name="P5"><text:span text:style-name="T2">Tristen Skyler, elle aussi pom-pom girl a une autre version des faits : le lycée de Collinwood est maudit et Trudy a été envoûtée. Selon elle, il faut chercher le coupable du côté des </text:span><text:span text:style-name="T1">Darks</text:span><text:span text:style-name="T2">. Jodie Renolds réagit en défendant les Darks déclenchant une avalanche de moqueries (voir plus loin). N’hésitez pas à en rajouter dans les potins de toute façon la plupart de ces histoires ne mèneront pas loin. </text:span></text:p>
      <text:p text:style-name="P2"/>
      <text:p text:style-name="Heading_20_1"><text:span text:style-name="T2">Les </text:span><text:span text:style-name="T1">Darks</text:span></text:p>
      <text:p text:style-name="P12"/>
      <text:p text:style-name="Text_20_body"><text:span text:style-name="T2">Maquillage noir, visages blafards, le surnom de </text:span><text:span text:style-name="T1">Darks</text:span><text:span text:style-name="T2"> leur a été donné par moquerie mais ils l’ont vite accepté et porté avec fierté. A l’origine, la bande s’est constituée pour protéger tous les parias, les laisser-pour-compte de Collinwood. </text:span></text:p>
      <text:p text:style-name="Text_20_body"><text:span text:style-name="T2">La plupart des rumeurs qui circulent sur eux ne sont pas fondés. Ils ne sont qu’une bande de paumés, maigres à faire peur qui s’inventent une nouvelle famille. Les </text:span><text:span text:style-name="T1">Darks</text:span><text:span text:style-name="T2"> se retrouvent tous les jeudi et samedi soir à  </text:span><text:span text:style-name="T1">l’If Sacré</text:span><text:span text:style-name="T2"> une vieille grange transformée en club. Par principe, ils sont hostiles à la police et méfiants envers tout ce qui ne fait pas partie de leur monde. Les Pjs devraient avoir du mal à nouer contact. Les </text:span><text:span text:style-name="T1">Darks</text:span><text:span text:style-name="T2"> sont assez nombreux, peut-être une trentaine. Ceux décrit ci-dessous sont le noyau dur de la bande. Il est important de les rendre le plus vivants possible afin qu’ils deviennent autant de suspects qui détourneront les Pjs d’Erika. </text:span></text:p>
      <text:p text:style-name="P2"/>
      <text:p text:style-name="P13">Joshua Trevis <text:s/>« Molochaï » 27 ans</text:p>
      <text:p text:style-name="P12"/>
      <text:p text:style-name="P3"><text:span text:style-name="T2">Molochaï est partit de Missing Miles après ses études à Collinwood. Il a fait toutes sortes de métiers dont roadie ou barman et a vu pas mal de pays avant de revenir s’enterrer dans sa ville natale. A la mort de son père, il a repris le garage familial et à ouvert une boite de nuit : « </text:span><text:span text:style-name="T1">l’If Sacré</text:span><text:span text:style-name="T2"> » dans une vieille grange attenante. L’endroit ne paye vraiment pas de mine mais deux soirs par semaine des dizaines de jeunes </text:span><text:span text:style-name="T1">Darks</text:span><text:span text:style-name="T2"> affluent des environs et l’</text:span><text:span text:style-name="T1">If</text:span><text:span text:style-name="T2"> vibre d’une énergie insoupçonnable. </text:span><text:span text:style-name="T1">Molochaï</text:span><text:span text:style-name="T2"> est un peu considéré comme le fondateur des </text:span><text:span text:style-name="T1">Darks</text:span><text:span text:style-name="T2"> une espèce de « grand-frère » qui prend son rôle à cœur. Il est le premier à encourager Steve et </text:span><text:span text:style-name="T1">Ghost</text:span><text:span text:style-name="T2"> dans la musique et n’hésite pas à dépanner chaque fois qu’il le peut. Cet un homme mesuré qui a su tirer partit de ses erreurs de jeunesse (huit mois fermes pour détournement de mineur purgés dans l’état du Mississippi). Il dispute un continuel bras de fer avec Cravens qui rêve de faire fermer son établissement. Du coup, il fait respecter des règles strictes dans son club : pas de drogue à l’intérieur et pas d’alcool au mineur. Inutile de donner un prétexte à cet arriéré de shérif pour fermer l’</text:span><text:span text:style-name="T1">If</text:span><text:span text:style-name="T2">… <text:s text:c="25"/></text:span></text:p>
      <text:p text:style-name="P2"/>
      <text:p text:style-name="Heading_20_1"><text:span text:style-name="T1">Steve Kovalsky 20 ans</text:span></text:p>
      <text:p text:style-name="P12"/>
      <text:p text:style-name="P3"><text:span text:style-name="T2">Ce beau gosse, provocateur et emporté est aussi le chanteur/guitariste des </text:span><text:span text:style-name="T1">Lost Souls !</text:span><text:span text:style-name="T2"> un groupe local qui connaît un certain succès. Les </text:span><text:span text:style-name="T1">Lost Souls !</text:span><text:span text:style-name="T2"> se produisent tous les jeudis à </text:span><text:span text:style-name="T1">l’If Sacré</text:span><text:span text:style-name="T2">. Steve occupe une place prépondérante au sein des </text:span><text:span text:style-name="T1">Darks</text:span><text:span text:style-name="T2">, c’est l’un des seuls majeurs, c’est donc lui qui achète l’alcool pour les autres et c’est aussi le seul à posséder une voiture. Il sort depuis plusieurs mois avec Violaine. Steve est en dernière année à Collinwood. Les études l’ennuis mais c’est un garçon intelligent. Sa mère est partie et son père travaille sur une plate-forme pétrolière ce qui fait que Steve est seul la plupart du temps. C’est l’un des souffre-douleurs du shérif Cravens qui l’a déjà épinglé à cause d’un distributeur de coca fracturé pour récupérer les pièces. Comme il était mineur au moment des faits il s’en est tiré avec une simple amende. Plus récemment et plus grave, Cravens l’a coffré pour coups et blessures après une altercation avec des </text:span><text:span text:style-name="T1">Jocks</text:span><text:span text:style-name="T2"> qui s’en prenait à </text:span><text:span text:style-name="T1">Ghost</text:span><text:span text:style-name="T2">. Steve est depuis en liberté conditionnelle mais il sait que Cravens l’a à l’œil... <text:s text:c="2"/></text:span></text:p>
      <text:p text:style-name="P2"/>
      <text:p text:style-name="Heading_20_2"><text:span text:style-name="T2">William Tremblay « Ghost » 19 ans</text:span></text:p>
      <text:p text:style-name="P14"/>
      <text:p text:style-name="P3"><text:span text:style-name="T1">Ghost</text:span><text:span text:style-name="T2"> est orphelin. Il a été élevé par sa grand-mère Miséricorde Tremblay, une très vieille femme d’origine Acadienne qu’on dit un peu sorcière. </text:span><text:span text:style-name="T1">Ghost</text:span><text:span text:style-name="T2"> est batteur dans le groupe </text:span><text:span text:style-name="T1">Lost Souls !</text:span><text:span text:style-name="T2"> mais c’est le contraire de Steve : C’est un gamin perdu et constamment dans la lune. Il est calme, silencieux et bien qu’il n’ait rien d’une demi-portion, il déteste se battre. Cela fait de lui une cible privilégiée pour les </text:span><text:span text:style-name="T1">Jocks</text:span><text:span text:style-name="T2">. Depuis toujours </text:span><text:span text:style-name="T1">Ghost</text:span><text:span text:style-name="T2"> sait qu’il a le Don. Sa grand-mère lui a appris à vivre avec et à s’en protéger. Attention, les pouvoirs de </text:span><text:span text:style-name="T1">Ghost</text:span><text:span text:style-name="T2"> ne sont rien en comparaison de ceux d’Erika. Disons simplement qu’il est plus réceptif aux émotions qui habitent certaines personnes et certains endroits, rien de plus. Il a appris à écouter ses rêves et en parle parfois avec son ami d’enfance, Steve. Celui-ci est bien forcé d’admettre que les intuitions de </text:span><text:span text:style-name="T1">Ghost</text:span><text:span text:style-name="T2"> se vérifient toujours de façon troublante. </text:span></text:p>
      <text:p text:style-name="P5"><text:span text:style-name="T1">Ghost</text:span><text:span text:style-name="T2"> sait que la mort de Trudy Sanders n’a rien d’un suicide. Il ne soupçonne pas encore Erika mais cela ne saurait tarder. Quoiqu’il en soit, il ne la trahira jamais en faveur des Pjs. Du moins jusqu’à ce qu’il comprenne combien de vie sont en danger. Il est un peu le joker du Gardien utilisable pour remettre les Pjs sur la bonne piste au moment propice ou sacrifiable pour faire monter la tension. </text:span></text:p>
      <text:p text:style-name="P2"/>
      <text:p text:style-name="Heading_20_1"><text:span text:style-name="T1">Violaine Bauman 17 ans</text:span></text:p>
      <text:p text:style-name="P12"/>
      <text:p text:style-name="P3"><text:span text:style-name="T2">Violaine est une écorchée vive, mal dans sa peau depuis le divorce de ses parents. Mais elle est néanmoins dotée d’un charme mystérieux et sait vivre les choses sans retenue. C’est une fille qui a beaucoup à offrir pour qui sait l’apprivoiser. Elle a trouvé en Steve un protecteur et un amant. C’était la meilleure amie d’Erika avant qu’elle ne se fasse violée et qu’elle se renferme sur elle-même. La transformation d’Erika l’a beaucoup affectée mais la règle chez les </text:span><text:span text:style-name="T1">Darks</text:span><text:span text:style-name="T2"> et d’accepter les autres comme ils sont et de ne pas les juger…</text:span></text:p>
      <text:p text:style-name="P2"/>
      <text:p text:style-name="Heading_20_2"><text:span text:style-name="T3">Kim Spector 18 ans</text:span></text:p>
      <text:p text:style-name="P12"/>
      <text:p text:style-name="P9">Kim a su très tôt qu’elle était attirée par les filles. Elle n’a jamais cherché à le cacher et cela lui a valu pas mal de souffrances. Ses parents, par exemple ne l’ont jamais accepté. Kim a fait de sa différence un étendard et cela a forgé sa personnalité comme rien d’autre n’aurait pu le faire. Kim est une grande gueule qui sait se défendre et n’hésitera pas à en venir aux mains s’il le faut. C’est une grande fille plutôt bien faîte qui aime provoquer et rabattre le caquet de toute ces petites pétasses de Collinwood. Si la vie est un combat, Kim compte bien en sortir vainqueur. </text:p>
      <text:p text:style-name="P2"/>
      <text:p text:style-name="Heading_20_1"><text:span text:style-name="T4">David Hill « Dusty » 17 ans</text:span></text:p>
      <text:p text:style-name="P14"/>
      <text:p text:style-name="P9">Dusty est amoureux d’une pom-pom girl (Jodie Renolds). Ce n’est pas un bien grand crime aux yeux de la loi mais si cela se savait sa réputation serait ruiné. Cela le pousse à agir avec une discrétion qui pourrait bien paraître suspecte aux Pjs. Dusty est aussi le frère de Kerry et il se retrouve souvent à « baby-sitter » sa sœur ce qui l’exaspère plus que tout. </text:p>
      <text:p text:style-name="P2"/>
      <text:p text:style-name="Heading_20_1"><text:span text:style-name="T1">Colle Neville « Twigg » 15 ans </text:span></text:p>
      <text:p text:style-name="P12"/>
      <text:p text:style-name="P9">Twigg cultive son look androgyne, il est cynique, provocateur et arrogant. Il est près à toutes les expériences surtout si elles concernent le sexe, la drogue ou l’alcool. C’est le seul de la bande dont les parents ont les moyens, du coup c’est souvent lui qui « arrose » le groupe. </text:p>
      <text:p text:style-name="P2"/>
      <text:p text:style-name="Heading_20_1"><text:span text:style-name="T1">Kerry Hill 13 ans</text:span></text:p>
      <text:p text:style-name="P12"/>
      <text:p text:style-name="P3"><text:span text:style-name="T2">Petite sœur de Dusty, Kerry est la benjamine de la bande et la reine des couleurs de cheveux improbables. Trop jeune pour vraiment comprendre que les </text:span><text:span text:style-name="T1">Darks</text:span><text:span text:style-name="T2"> affirment une identité au delà de leur look, elle considère tout cela comme un jeu. Prudente et rieuse, sa personnalité tranche quelque peu avec celle des autres. C’est un peu la « mascotte » du groupe toujours prête à attendrir son auditoire à coup d’œillades espiègles pour qu’on la laisse faire les mêmes choses que les « grands ». </text:span></text:p>
      <text:p text:style-name="P2"/>
      <text:p text:style-name="Heading_20_1"><text:span text:style-name="T1">Lorraine Quincy 17 ans</text:span></text:p>
      <text:p text:style-name="P12"/>
      <text:p text:style-name="P9">Lorraine est la copine de Kim. C’est une coquette, qui affectionne les vêtements rétros et ne sort jamais sans son porte-cigarette et son chapeau à voilette. La plupart du temps elle garde son walkman vissé sur les oreilles et n’échange pas plus de deux mots mais elle se métamorphose dès qu’elle est avec Kim. </text:p>
      <text:p text:style-name="P2"/>
      <text:p text:style-name="Heading_20_1"><text:span text:style-name="T2">Erika Sorenson 17 ans</text:span></text:p>
      <text:p text:style-name="P2"/>
      <text:p text:style-name="P9">Erika Sorenson est née à Missing Miles. Elle n’avait que six ans lorsque sa mère s’est enfuie la laissant seule auprès d’un père invalide et alcoolique. A l’école, elle est très vite mise à l’écart. Tout le monde sait qu’elle habite dans une caravane sur Burkitsroad, le pire coin de Missing Miles. La pension d’invalidité de son père suffit à peine à les faire vivre. Erika se réfugie dans ses rêves, elle s’invente un monde et des amis, dévore tous les livres qui lui tombe sous la main et devient malgré tout une élève intelligente et douée. </text:p>
      <text:p text:style-name="P3"><text:span text:style-name="T2">A 13 ans, elle découvre grâce à un livre, le Wicca qui prône une spiritualité tournée vers la nature et la magie blanche. Le Wicca lui révèle une <text:s/>grande sensibilité médiumnique mais c’est grâce à sa voisine la vieille Miséricorde Tremblay qu’elle apprend à maîtriser son don.</text:span></text:p>
      <text:p text:style-name="P3"><text:span text:style-name="T2">A 16 ans, elle obtient une bourse d’étude qui lui permet de poursuivre ses études au lycée de Collinwood. Son enfance malheureuse l’a toujours marginalisée et elle trouve enfin d’autres personnes qui partagent ses états d’âmes. Ironie du sort, les choses semblent enfin s’améliorer lorsque tout bascule… </text:span></text:p>
      <text:p text:style-name="P9">Depuis son viol, Erika n’est plus la même. Elle est devenue l’instrument de la vengeance des morts et particulièrement celui des deux fillettes suicidées. Ce n’est pas vraiment elle qui décide, elle se laisse influencé par les pensées négatives et son désir de vengeance. Erika est une victime et vos Pjs ne devront pas perdre ça de vue au moment du final. </text:p>
      <text:p text:style-name="P2"/>
      <text:p text:style-name="Heading_20_1"><text:span text:style-name="T2">Les </text:span><text:span text:style-name="T1">Jocks </text:span></text:p>
      <text:p text:style-name="P2"/>
      <text:p text:style-name="P3"><text:span text:style-name="T2">La plupart des jeunes gens de bonne famille donneraient n’importe quoi pour pouvoir entrer chez les </text:span><text:span text:style-name="T1">Jocks</text:span><text:span text:style-name="T2">, la plus estimée des </text:span><text:span text:style-name="T1">Fraternities</text:span><text:span text:style-name="T2"> de Collinwood. Ses membres sont triés sur le volet, parmi les élèves les plus populaires, tous issus de familles blanches et riches.  Intégrer les </text:span><text:span text:style-name="T1">Jocks</text:span><text:span text:style-name="T2"> demande en outre de se soumettre à toutes sortes de rites humiliants et dangereux pour prouver sa fidélité au groupe. Les années du cycle universitaire correspondent à autant de grades, les plus jeunes servant les anciens. Les filles ne sont admises qu’en tant que petite amie d’un des membres : les </text:span><text:span text:style-name="T1">Jocks</text:span><text:span text:style-name="T2"> ne sortent qu’entre eux et se comportent en toute circonstance comme s’ils étaient supérieurs.</text:span></text:p>
      <text:p text:style-name="P5"><text:span text:style-name="T2">La plupart font partit d’une équipe sportive dont il porte le blouson comme un uniforme. Les plus en vu et les plus favorisés par Mrs Lawndale sont les membres des </text:span><text:span text:style-name="T1">Lions</text:span><text:span text:style-name="T2">, l’équipe de football. Protégés par Mrs Lawndale et la communauté bien-pensante de Missing Miles en général. </text:span></text:p>
      <text:p text:style-name="P2"/>
      <text:p text:style-name="Heading_20_1"><text:span text:style-name="T1">Kevin Thomson 19 ans</text:span></text:p>
      <text:p text:style-name="P12"/>
      <text:p text:style-name="P5"><text:span text:style-name="T2">Kevin est le </text:span><text:span text:style-name="T1">quarter back</text:span><text:span text:style-name="T2"> de l’équipe de football et aussi le garçon le plus populaire du lycée ce qui ne l’empêche pas d’être arrogant et brutal. Les </text:span><text:span text:style-name="T1">Lions</text:span><text:span text:style-name="T2"> sont bien classés dans le championnat universitaire et ils pourraient bien se placer en tête cette année grâce à Kevin. Evidement avec de tels espoirs placés en lui, aucuns professeurs ne se risqueraient à lui mettre une note éliminatoire. La mort spectaculaire de Trudy l’a mis profondément mal à l’aise même s’il n’en laisse rien paraître et que d’ici quelques jours il aura certainement choisis sa remplaçante parmi les hordes de supportrices qui se disputent la place. Sa personnalité caractérielle et malsaine devrait attirer l’attention des Pjs et le faire vite suspecté.</text:span></text:p>
      <text:p text:style-name="P2"/>
      <text:p text:style-name="Heading_20_1"><text:span text:style-name="T1">Michael James Gardner 20 ans</text:span></text:p>
      <text:p text:style-name="P12"/>
      <text:p text:style-name="P5"><text:span text:style-name="T2">Michael est le </text:span><text:span text:style-name="T1">full back</text:span><text:span text:style-name="T2"> des </text:span><text:span text:style-name="T1">Lions</text:span><text:span text:style-name="T2"> (joueur de la Défense qui protège la </text:span><text:span text:style-name="T1">end zone</text:span><text:span text:style-name="T2">) et aussi le deuxième agresseur d’Erika avec Kevin. C’est une brute sans aucune finesse qui collectionne les filles et boit des quantités astronomiques de bière chaque fois qu’il le peut. Depuis peut, il semble avoir la poisse : il casse ou perd tout ce qu’il touche, les machines se détraquent sur son passage… Il n’a pas encore fait le rapprochement avec la mort de Trudy mais tout cela le rend particulièrement nerveux. </text:span></text:p>
      <text:p text:style-name="P2"/>
      <text:p text:style-name="P5"><text:span text:style-name="T5">Travis Johnson 18 ans</text:span></text:p>
      <text:p text:style-name="P2"/>
      <text:p text:style-name="P5"><text:span text:style-name="T2">Travis joue dans l’équipe des Lions au poste de </text:span><text:span text:style-name="T1">running back</text:span><text:span text:style-name="T2">. </text:span></text:p>
      <text:p text:style-name="P2"/>
      <text:p text:style-name="Heading_20_1"><text:span text:style-name="T1">Dylan Renolds 18 ans</text:span></text:p>
      <text:p text:style-name="P2"/>
      <text:p text:style-name="P5"><text:span text:style-name="T1">Guard</text:span><text:span text:style-name="T2"> des </text:span><text:span text:style-name="T1">Lions</text:span><text:span text:style-name="T2">, c’est le seul membre raisonnable de l’équipe. Il est le plus modéré dans ses actes et ses propos mais se laisse souvent entraîner par les autres. Cependant, s’il apprenait la liaison de sa petite sœur avec un </text:span><text:span text:style-name="T1">Darks</text:span><text:span text:style-name="T2"> il est probable qu’il voit rouge et se laisse entraîner par Kevin pour se venger. </text:span></text:p>
      <text:p text:style-name="P2"/>
      <text:p text:style-name="Heading_20_1"><text:span text:style-name="T1">Ashley Voss 18 ans</text:span></text:p>
      <text:p text:style-name="P12"/>
      <text:p text:style-name="P5"><text:span text:style-name="T2">Ashley est la capitaine des pom-pom girls de Collinwood. C’est une grande fille d’allure sportive au regard franc. Elle sort avec Dylan depuis un moment et le défend bec et ongle contre les petites pimbêches de première année. Elle ne sait pratiquement rien sur ce qui est arrivé à Trudy mais pour elle, s’il faut un coupable il faut chercher du côté de Sandy Griffin… </text:span></text:p>
      <text:p text:style-name="P2"/>
      <text:p text:style-name="Heading_20_1"><text:span text:style-name="T1">Jodie Renolds 16 <text:s/>ans</text:span></text:p>
      <text:p text:style-name="P12"/>
      <text:p text:style-name="P5"><text:span text:style-name="T2">Jodie, la sœur de Dylan, est amoureuse d’un </text:span><text:span text:style-name="T1">Darks</text:span><text:span text:style-name="T2"> ! Evidemment personne ne le sait sinon cela ruinerait sa réputation. Elle fréquente David Hill en cachette et tout comme lui son attitude pourrait paraître suspecte aux Pjs. Elle fait partie de l’équipe de pom-pom girl est connaissait Trudy sans lui être particulièrement liée. <text:s/></text:span></text:p>
      <text:p text:style-name="P15"/>
      <text:p text:style-name="Heading_20_1"><text:span text:style-name="T1">Sandy Griffin 18 ans</text:span></text:p>
      <text:p text:style-name="P12"/>
      <text:p text:style-name="P5"><text:span text:style-name="T2">Sandy est l’ancienne copine de Kevin Thomson et aussi l’ancienne reine de beauté de Collinwood. Depuis sa « disgrâce », elle ne fait plus vraiment partit des </text:span><text:span text:style-name="T1">Jocks</text:span><text:span text:style-name="T2"> et évidemment elle le vit très mal. En fait, Sandy est en pleine dépression depuis sa rupture avec Kevin. Plusieurs personnes l’ont entendu souhaiter la mort de Trudy mais Cravens s’est contenté de recueillir son témoignage lors de son enquête. Sandy devrait vite faire son entrée sur la liste des suspects. Bien qu’elle trouve la mort de Trudy horrible elle pense tenir là l’occasion de reconquérir Kevin. Sa dépression fait d’elle une cible privilégiée pour Erika et les deux spectres. </text:span></text:p>
      <text:p text:style-name="P12"/>
      <text:p text:style-name="P13">Tristen Skyler</text:p>
      <text:p text:style-name="P12"/>
      <text:p text:style-name="P5"><text:span text:style-name="T2">Cette pom-pom girl a été consulté Erika une fois pour un philtre d’amour et cela a marché. Evidemment elle ne l’a dit à personne et si cela s’ébruitait elle serait probablement rejetée par les autres </text:span><text:span text:style-name="T1">Jocks</text:span><text:span text:style-name="T2">. Tristen est persuadé que la mort de Trudy est lié à la magie noire et peut-être qu’elle en parlera aux Pjs…</text:span></text:p>
      <text:p text:style-name="P2"/>
      <text:p text:style-name="P16">Option</text:p>
      <text:p text:style-name="P2"/>
      <text:p text:style-name="P5"><text:span text:style-name="T2"><text:tab/>Vous pouvez très bien décider en accord avec vos joueurs qu’une partie d’entre eux mèneront l’enquête infiltrés au lycée de Collinwood. A vous de rendre la vie étudiante aussi vivante que possible : les journées monotones ponctuées par les sonneries, la cafétéria, les contrôles surprises, les plaisanteries douteuses faites aux nouveaux, les cigarettes fumées en cachette dans les toilettes. Les Pjs devront vite se choisir un camp a infiltrer </text:span><text:span text:style-name="T1">: Jocks</text:span><text:span text:style-name="T2"> ou </text:span><text:span text:style-name="T1">Darks</text:span><text:span text:style-name="T2">, l’idéal étant de se diviser pour infiltrer les deux… Laissez vos Pjs décider si l’équipe d’enseignants est au courant ou non. Cela multiplie les risques de fuites mais sinon les professeurs risquent de percer à jour les Pjs assez rapidement. Tout dépend si vos joueurs soupçonnent un des professeurs d’être derrière les évènements. Sans compter qu’il va falloir composer avec la proviseur ce qui risque d’être pénible. </text:span></text:p>
      <text:p text:style-name="P2"/>
      <text:p text:style-name="P2">Voici quelques instantanés :</text:p>
      <text:p text:style-name="P2"/>
      <text:p text:style-name="P2"><text:s/>- Les toilettes sont un endroit très stratégique pour apprendre les dernières rumeurs : celles du haut sont fréquentés par les Darks et celles du bas par les Jocks. Attention à ne pas se tromper d’étage…</text:p>
      <text:p text:style-name="P2">- On peut acheter un philtre d’amour ou se faire tirer les cartes par une fille de deuxième année qu’on dit un peu sorcière… Il s’agit évidemment d’Erika. Attention, le Pj qui se fait tirer les cartes risque de mettre à jour sa couverture…</text:p>
      <text:p text:style-name="P2">- On peut acheter le disque des Lost Souls ! auprès de Ghost.</text:p>
      <text:p text:style-name="P2">- Sur les murs des toilettes des filles, on peut lire Kevin + Trudy = Love mais quelqu’un a rageusement rayé le nom de Trudy.</text:p>
      <text:p text:style-name="P2">- la sœur de Trudy, Janet étudie au lycée en deuxième année.</text:p>
      <text:p text:style-name="P2"/>
      <text:p text:style-name="P5"><text:span text:style-name="T6">Infiltrer les </text:span><text:span text:style-name="T5">Jocks</text:span></text:p>
      <text:p text:style-name="P2"/>
      <text:p text:style-name="P5"><text:span text:style-name="T2">Pour vouloir intégrer la Fraternité des </text:span><text:span text:style-name="T1">Jocks</text:span><text:span text:style-name="T2">, il faut être un homme, être blanc, avoir des parents suffisamment riches et jouer dans une des équipes sportives. Les filles qui veulent faire partie de la fraternité doivent sortir avec un des membres où avoir un lien de parenté avec l’un d’entre eux (sœur, cousine)</text:span></text:p>
      <text:p text:style-name="P5"><text:span text:style-name="T2">Pour postuler, il suffit de s’adresser à un certains Travis Johnson membre des </text:span><text:span text:style-name="T1">Lions</text:span><text:span text:style-name="T2">. (Après le match, il faut s’adresser à Michael). Il donne rendez-vous aux postulants le soir même dans une pizzeria de Collinwood, quartier général des Jocks. Le Pj qui tente d’infiltrer les </text:span><text:span text:style-name="T1">Jocks</text:span><text:span text:style-name="T2"> rencontre Andy , un jeune type un peu trop gentil qui va vite devenir le souffre-douleur de Kévin Thomson. Andy est un Pnj victime, son rôle est de faire ressortir la méchanceté des autres. </text:span></text:p>
      <text:p text:style-name="P2"/>
      <text:p text:style-name="P5"><text:span text:style-name="T2">Le premier soir, les postulants doivent supporter sans broncher les insultes et les coups (il s’agit plus d’humilier que de faire vraiment mal), faire des pompes, ramper dans la boue, boire des bières cul-sec etc... Le but est de décourager les postulants en les humiliants le plus possible. Avec ses airs de gros nounours, Andy attire l’attention de Kévin qui s’acharne sur lui. A un moment, Andy reçoit un coup de poing dans le ventre et vomit éclaboussant les chaussures de Kévin. Celui-ci entre dans une rage folle et se jette sur lui pour le tabasser. Il est retenu de justesse par les autres et l’incident met fin à la soirée…</text:span></text:p>
      <text:p text:style-name="P2"/>
      <text:p text:style-name="P5"><text:span text:style-name="T2">A la deuxième soirée, il y a beaucoup moins d’étudiants. Les postulants ont les yeux bandés. Le but est de leur flanqué une trouille bleue. Avant cette épreuve, le Pj apprend toute sorte de rumeurs terrifiantes d’élèves restant paralysé après avoir subie l’épreuve etc… Rien n’est vraiment fondé, il s’agit juste de faire peur. L’épreuve consiste à passer entre deux rangées de </text:span><text:span text:style-name="T1">Jocks</text:span><text:span text:style-name="T2"> et d’encaisser les coups sans broncher. La plupart des Jocks sont des footballeurs habitués à donner et recevoir des coups. Là encore, le but n’est pas d’estropier les postulants mais de les secouer un peu pour leur faire peur. </text:span></text:p>
      <text:p text:style-name="P2"/>
      <text:p text:style-name="P5"><text:span text:style-name="T2">Troisième soirée, les postulants sont emmenés en voiture jusqu’à un lac. Ils doivent faire un feu, on leur offre de la bière, la soirée s’annonce calme. L’un des </text:span><text:span text:style-name="T1">Jocks</text:span><text:span text:style-name="T2"> raconte alors une histoire à faire dressé les cheveux sur la tête. Il y a quelques années, un groupe d’étudiants de Collinwood était venus passé le week-end ici pour faire du camping. Il y avait parmi eux une fille qui comptait bien mettre à profit le week-end pour perdre sa virginité. Mais son petit ami de l’époque l’a plaquée dès le premier soir pour sortir avec une autre fille. On dit que par désespoir, elle a marché vers le lac jusqu’à ce que les eaux noires l’aient complètement englouties. Les autres ont bien essayé de l’appeler mais on n’a jamais retrouvé son corps. On dit que son spectre hante les eaux du lac. Il y a eu beaucoup d’incidents de noyade depuis. Toujours des hommes de préférence jeunes. La pucelle fantôme se cherche un amant. Les postulants doivent ensuite plonger dans l’eau glacée et nager jusqu’à une petite île au milieu du lac avant de revenir. Attention aux crampes ! « </text:span><text:span text:style-name="T1">Ne faite pas de pause, nager le plus vite possible sans vous retourner et si vous sentez quelque chose vous agrippez pour vous traîner au fond alors faite votre prière…</text:span><text:span text:style-name="T2"> » Cette histoire stupide n’a bien sûr aucun fondement mais elle devrait néanmoins donner des sueurs froides à vos Pjs. </text:span></text:p>
      <text:p text:style-name="P2"/>
      <text:p text:style-name="P5"><text:span text:style-name="T2">Attention si votre Pj a gardé son arme, elle risque d’être découverte. Bien que l’automne soit doux, l’eau est glacée. Faite monter la tension. Au moment propice Andy supplie le Pj de l’attendre, de faire une pause. Andy flippe, croit voir quelque chose dans l’eau, il s’agit d’un autre postulant qui fait une blague. Lorsque les Pjs reviennent sur la berge, les autres ont mis les bouts emportant leurs vêtements et leurs affaires… </text:span></text:p>
      <text:p text:style-name="P2">Les postulants qui surmontent l’épreuve sont dignes d’intégrer les Jocks. </text:p>
      <text:p text:style-name="P2"/>
      <text:p text:style-name="P5"><text:span text:style-name="T2">Quatrième soirée. Juste avant la nuit d’Halloween, le Pj est « convié » à une partie de baseball spécial par Kevin et ses potes. Il s’agit de passer en voiture suffisamment prêt des boites aux lettres pour les dégommer à coup de batte de base-ball. Kévin est harcelé par les spectres. Il a remarqué qu’il avait la poisse et que Michael l’avait lui aussi juste avant son accident. </text:span></text:p>
      <text:p text:style-name="P5"><text:span text:style-name="T2">S’il nourrit des soupçons envers le Pj infiltré, il cherche à s’expliquer seul à seul avec lui. Une bonne occasion de mettre en scène mes deux spectres et pourquoi pas, d’amener votre Pj a sauver la vie de Kévin ?!</text:span></text:p>
      <text:p text:style-name="P2"/>
      <text:p text:style-name="P16">Infiltrer les Darks</text:p>
      <text:p text:style-name="P2"/>
      <text:p text:style-name="P5"><text:span text:style-name="T2">Beaucoup plus difficile. La meilleure option est de se faire chahuter par les jocks ou de prêter main forte à un membre de la bande. Par exemple : pendant un devoir, l’un des Darks fait tomber sa gruge entre lui et le Pj. Le prof demande a qui ça appartient. Si le Pj se dénonce à la place du Darks, il peut espérer approcher la bande par la suite. </text:span></text:p>
      <text:p text:style-name="P2"/>
      <text:p text:style-name="P2"/>
      <text:p text:style-name="P2"/>
      <text:p text:style-name="P8">Le Match </text:p>
      <text:p text:style-name="P2"/>
      <text:p text:style-name="P3"><text:span text:style-name="T2">Le lendemain soir de l’arrivée des Pjs à Collinwood se disputent un match Les Lions de Collinwood contre les Caïmans de Lafayette. Ce match est annoncé comme l’un des évènements de la saison, les Caïmans étant challenger du championnat universitaire. Des affiches et de banderoles sont accrochées partout, impossible de passer à côté de l’évènement. Les Pjs sont libres ou non d’assister au match mais il n’y a rien d’autre à faire de toute façon. Le stade est plein à craquer. C’est l’occasion pour les Pjs d’identifier les personnes présentes sur les photos du journal intime de Trudy. Pom-pom girls, supporters et même un Darks, Dusty qui se cache dans un coin attendant la fin du match pour aller voir sa copine Jodie. </text:span></text:p>
      <text:p text:style-name="P5"><text:span text:style-name="T2">La fête bas son plein et les Pjs se laissent prendre par le match. Les Lions mènent la partie avec une longueur d’avance lorsque sur une passe décisive de Kévin, Michael tente une percée vers la end zone adverse. Il fille sur le terrain poursuivit par les défenseurs de Lafayette, l’espace devant lui est dégagé, il est rapide et puissant, tout est réunis pour un touchtdown historique <text:s/>lorsque… Michael ralentit et s’arrête même complètement, fixant quelque chose devant lui à quelques foulées de la end zone et sous la huée générale des supporters. Avant que les Pjs ne comprennent ce qui se passe, Michael est violemment plaqué au sol par la défense adverse. L’arbitre siffle, la mêlée se disperse mais Michael ne se relève pas. Quelques minutes plus tard, une civière l’emmène inconscient hors du terrain. Il ne reprendra pas conscience et mourra dans la nuit <text:s/>des suites d’une commotion cérébrale. Les </text:span><text:span text:style-name="T1">Lions</text:span><text:span text:style-name="T2"> perdent le match et les rumeurs vont bon train le lendemain. Même les plus sceptiques commencent à croire que Collinwood est maudit…</text:span></text:p>
      <text:p text:style-name="P2"/>
      <text:p text:style-name="P8">Le club vidéo</text:p>
      <text:p text:style-name="P16"/>
      <text:p text:style-name="P10">Le lendemain du match, les Pjs sont contactés par Miss Turner. Elle semble troublée et prétend avoir quelque chose à leur montrer. </text:p>
      <text:p text:style-name="P5"><text:span text:style-name="T2">Tous les matchs des </text:span><text:span text:style-name="T1">Lions</text:span><text:span text:style-name="T2"> sont filmés par le club vidéo du lycée. En visionnant les bandes ce matin, l’un des élèves a remarqué un détail étrange et en a avertie Miss Turner. Quelque chose est visible à l’endroit précis ou Travis regardait juste avant son placage : une forme floue. En agrandissant l’image on peut distinguer deux petites silhouettes comme vêtues de robes se tenant par la main. Leurs petits visages blafards regardent fixement Johnson. L’instant d’après un attaquant masque la caméra et lorsqu’il sort du champ il n’y a plus rien là où se tenait les deux formes (SAN 0/1D4). Envoyer les bandes à Delta Green pour analyse ne fera que confirmer ce que les Pjs soupçonnent déjà : la bande n’est pas truquée…</text:span></text:p>
      <text:p text:style-name="P5"><text:span text:style-name="T2">En visionnant la totalité des bandes, on peu remarquer la présence de Dusty au match. Plutôt étrange pour un </text:span><text:span text:style-name="T1">Darks</text:span><text:span text:style-name="T2">. En fait il doit retrouver Jodie après le match. </text:span></text:p>
      <text:p text:style-name="P2"/>
      <text:p text:style-name="P8">L’If Sacré, concert des Lost Souls !</text:p>
      <text:p text:style-name="P2"/>
      <text:p text:style-name="P3"><text:span text:style-name="T2">Le jeudi soir qui suit l’arrivée des Pjs à Collinwood se tient un concert des Lost Souls ! à l’If Sacré. Les Pjs seraient bien avisés de s’y rendre pour rencontrer certains de leurs suspects. Evidemment ils risquent de ne pas passer inaperçus… L’ambiance est électrique, une petite centaine de gosses vêtus de noir et maquillés de manière provocante ont investit la grange de Molochaï et ses alentours. Sur scène Steve et </text:span><text:span text:style-name="T1">Ghost</text:span><text:span text:style-name="T2"> font preuve d’une belle énergie. Les paroles des chansons de Lost Souls ! écrites par </text:span><text:span text:style-name="T1">Ghost</text:span><text:span text:style-name="T2"> témoignent de leur malaise et pourraient bien induire les Pjs en erreur : </text:span></text:p>
      <text:p text:style-name="P17"><text:span text:style-name="T2">« </text:span><text:span text:style-name="T1">Nous sommes les Sans-nom mais nous aimerions redevenir quelqu’un, nous tentons d’étouffer ce dont nous avons besoin, cet appétit vorace qui nous ronge. Nous errons dans l’immortalité et dans l’obscurité, nous soufrons dans le pèlerinage de la mort, nous devons faire face à trop de chemins. C’est trop dur, trop dur… Notre douleur est insoutenable.</text:span><text:span text:style-name="T2">»</text:span></text:p>
      <text:p text:style-name="P18">Un jet en TOC permet de remarquer qu’il n’y a pas de drogues à l’intérieur. Il suffit par contre de s’éloigner un peu de la grange dans les sous-bois alentours pour repérer les fumeurs et autre renifleurs de colle. </text:p>
      <text:p text:style-name="P9">Arrangez-vous pour que les Pjs assistent à la scène suivante. Libre à eux d’intervenir ou non mais rappelons qu’ils n’ont aucuns pouvoir sur Cravens et son adjoint et doivent même leur obéir.</text:p>
      <text:p text:style-name="P5"><text:span text:style-name="T2">Cravens et son adjoint stationnent à la sortie du concert. Ils cherchent à savoir si les mineurs se sont fait servir de l’alcool. Alors que Cravens est en pleine conversation avec Molochaï, Billy Boy s’en prend à Steve : « </text:span><text:span text:style-name="T1">Hé Kovalsky, ta mère te passe le bonjour ! On l’a arrêté sur la 57 en train de faire des pipes pour 2 $ mais même gratuitement j’en aurais pas voulu !</text:span><text:span text:style-name="T2"> »</text:span></text:p>
      <text:p text:style-name="P5"><text:span text:style-name="T2">Steve se fige et serre les poings retenus par ses amis. Kim envoie Billy se faire foutre geste à l’appuis. Si les Pjs n’interviennent pas, le ton monte jusqu’au retour de Cravens qui calme le jeu. Tandis que le petit groupe des </text:span><text:span text:style-name="T1">Darks</text:span><text:span text:style-name="T2"> s’éloigne, un Pj attentif pourra remarquer Erika qui s’est retourné un instant pour dévisager Billy Boy. Celui-ci fera une sortie de route, quelques heures plus tard victime des deux petits spectres. Il sera immédiatement transféré à l’hôpital le plus proche en état de catatonie. Les médecins pensent qu’il a été particulièrement choqué par son accident comme en témoigne ses cheveux blanchis… </text:span></text:p>
      <text:p text:style-name="P2"/>
      <text:p text:style-name="P8">Une fête inoubliable</text:p>
      <text:p text:style-name="P2"/>
      <text:p text:style-name="P2"><text:tab/>Kevin Thomson donne une soirée chez lui le samedi soir. Arrangez-vous pour que les Pjs y participent d’une manière où d’une autre. Ils peuvent monter une planque devant la maison suite à un message anonyme. Dans ce cas, on vient les chercher pour leur proposer une bière. </text:p>
      <text:p text:style-name="P2">Les parents de Kevin sont partis pour le week-end laissant leur maison. La faune branché de Collinwood se presse au bord de la piscine chauffée autour de laquelle de grand chauffage ont été installés. Les barbecues distillent une alléchante odeur de burger. Kevin s’affiche au bras de sa nouvelle petite amie, une première année… </text:p>
      <text:p text:style-name="P5"><text:span text:style-name="T2">Au cours de la soirée, Sandy Griffin fait son apparition alors qu’elle n’est pas invitée officiellement. Son intention est de reconquérir Kevin. Mais en l’apercevant au bras d’une autre fille, elle se fige et quitte la soirée en pleurs. Si les Pjs sont en planque à l’extérieur ils peuvent remarquer son entrée et le fait qu’elle quitte la fête peu de temps après en larmes. Les autres invités la regardent avec moquerie ou pitié. Il peut être intéressant que les Pjs lui parle ou même se proposent de la ramener chez elle. </text:span></text:p>
      <text:p text:style-name="P2">Un peu plus loin, elle rencontre Erika qui la persuade de faire un geste pour attirer l’attention de Kevin. Au plus fort de la soirée, Sandy revient possédée par les deux petits spectres et monte sur la terrasse qui surplombe le jardin après s’être aspergée d’essence. Au bout d’un moment, les invités la remarque ainsi que la forte odeur d’essence et la boite d’allumettes qu’elle tient à la main. (Si les Pjs ne sont pas présents à la fête, quelqu’un vient les chercher à ce moment là). Sandy craque l’allumette et crie à Kevin qu’elle va lui prouver son amour avant de s’immoler par le feu. Elle bascule et va s’écraser trois mètres plus bas au milieu des convives affolés. Mouvement de panique. Faite monter la tension. Les Pjs essayant de se frayer un chemin à travers la foule paniquée et assistant impuissant à la mort de Sandy (SAN 1D4/1D6). Son corps finit de se consumer mais au moment propice, par exemple lorsqu’un des Pjs s’approche, elle se redresse et tends les bras vers Kevin en poussant un cri déchirant…</text:p>
      <text:p text:style-name="P2"/>
      <text:p text:style-name="P5"><text:span text:style-name="T2">Possédée, Sandy peut même se débarrasser d’un autre invité en s’introduisant dans la maison par le garage. Si les Pjs sont en planque, les deux spectres se chargent de détourner leur attention pendant que Sandy s’introduit dans la maison. La porte du garage est ouverte. </text:span></text:p>
      <text:p text:style-name="P2"/>
      <text:p text:style-name="P16">La pression médiatique</text:p>
      <text:p text:style-name="P2"/>
      <text:p text:style-name="P5"><text:span text:style-name="T2">Après la mort spectaculaire de Sandy, il est probable que la presse revienne à la charge. Des camionnettes de Tv et des journalistes font leur apparition devant les grilles de Collinwood au grand damne de Mrs Lawndale. Certains journalistes veulent même rencontrer les Pjs et le gouverneur Mc Coy en pleine campagne se rend sur place pour donner une conférence de presse. Selon le stade d’avancement de l’enquête, Delta Green peut même demander au Pjs de se retirer, à eux d’argumenter qu’ils doivent dénouer l’intrigue avant la date fatidique d’Halloween. </text:span></text:p>
      <text:p text:style-name="P2"/>
      <text:p text:style-name="P8">Miséricorde Tremblay</text:p>
      <text:p text:style-name="P2"/>
      <text:p text:style-name="P3"><text:span text:style-name="T2">Ridée comme une vieille pomme, Miséricorde habite une maison sur Burkitsroad avec son petit fils Willie (</text:span><text:span text:style-name="T1">Ghost</text:span><text:span text:style-name="T2">). La vieille baraque penchée semble tenir debout par pure magie. Miséricorde passe ses journées dans la serre crasseuse remplie de plantes bizarres, attenante à la bicoque. Elle se fermera aux esprits septiques mais si les Pjs font mine de s’intéresser, elle se montre intarissable sur les légendes du coin. Si les Pjs viennent lui parler d’Erika, elle peut leur dire qu’elle l’a connu toute petite. Elle et Willie jouaient souvent ensemble. Elle lui a appris une partie de ce qu’elle savait sur les plantes mais celle-ci ne vient plus la voir depuis « ce qui s’est passé ». La vieille n’en dit pas plus et cherche à noyer le poisson devant les questions incessantes des Pjs. « </text:span><text:span text:style-name="T1">Il n’est pas bon de s’immiscer dans le destin des autres, et de toute manière je vous en ait déjà trop dit… reprenez plutôt de la tarte à la rhubarbe inspecteur ! </text:span><text:span text:style-name="T2">» <text:s text:c="16"/></text:span></text:p>
      <text:p text:style-name="P2"/>
      <text:p text:style-name="P8">La piste d’Erika ?</text:p>
      <text:p text:style-name="P2"/>
      <text:p text:style-name="P3"><text:span text:style-name="T2">Vos Pjs vont certainement se demander comment agir ? D’autant plus que les évènements vont se précipiter. Il est important de leur suggérer qu’ils ont tout intérêt à dénouer l’intrigue avant la date fatidique d’Halloween. Certains personnages comme la vieille Miséricorde peuvent facilement introduire cette idée. <text:s text:c="34"/></text:span></text:p>
      <text:p text:style-name="P2">La première chose à faire et de dresser une liste des suspects et de les rencontrer systématiquement afin de se faire une opinion. Il est facile ensuite de vérifier l’emploi du temps de ceux qui paraissent le plus coupable. Il y a suffisamment de Pnjs et de fausses pistes pour détourner les Pjs des vrais coupables jusqu’au moment judicieux. </text:p>
      <text:p text:style-name="P2">Au début, les Pjs devraient avoir l’impression de se heurter à des murs quelque soit la direction dans laquelle ils se tournent : les autorités sont hostiles, tout comme les Jocks et les Darks. Ils leur faudra du temps pour gagner la confiance de leurs témoins et qu’on accepte de leur parler. </text:p>
      <text:p text:style-name="P2">Tout devrait se clarifier lorsque les Pjs découvriront le viol d’Erika et les résultats du procès qui s’en ait suivis. Encore faut-il qu’ils s’intéressent à Erika.</text:p>
      <text:p text:style-name="P2"/>
      <text:p text:style-name="P8">Burkits road</text:p>
      <text:p text:style-name="P16"/>
      <text:p text:style-name="P3"><text:span text:style-name="T2">L’endroit ne paye vraiment pas de mine. Près de la décharge, des caravanes s’entassent au milieu d’une route forestière défoncée. Le père d’Erika, Robert Sorenson passe ses journées devant la télévision en buvant de la bière. Depuis son accident du travail qui l’a laissé paraplégique, il ne sort plus de chez lui. Erika et lui, cohabitent tant bien que mal et survivent grâce à la pension de l’assurance. Selon l’heure de la journée, Robert est plus ou moins sobre mais dans tous les cas il n’a pas grand chose à dire sur sa fille. Les Pjs peuvent visiter la chambre d’Erika si celle-ci n’est pas présente. Une odeur d’encens, des posters et des photos d’icônes goths maquillés de noir, le CD des </text:span><text:span text:style-name="T1">Lost Souls !</text:span><text:span text:style-name="T2">, une petite bibliothèque ésotérique : Tarot, astrologie, le </text:span><text:span text:style-name="T1">Livre des Morts</text:span><text:span text:style-name="T2">, un traité sur le Wicca, un livre sur les plantes médicinales… Pas de Nécronomicon en livre de poche ! Un jet en TOC permet par contre de trouver sous le lit tout un attirail de sorcière : calice, tarots, couteau, amulettes, une planche de oui-ja… <text:s/></text:span></text:p>
      <text:p text:style-name="P2"/>
      <text:p text:style-name="P8">Le vieux cimetière confédéré</text:p>
      <text:p text:style-name="P16"/>
      <text:p text:style-name="P10">On l’appel comme ça parce qu’il date de la Guerre de sécession mais en réalité ceux qui sont enterrés là n’ont rien à voir avec des familles confédérées. Le cimetière de Burkits Hill est une terre non consacrée. Depuis plusieurs siècles, sont enterrés ici tous les parias de Missing Miles : non baptisés, criminels, prostituées, esclaves en fuite, suicidés etc… </text:p>
      <text:p text:style-name="P11">150 ans de rancœurs contre Missing Miles accumulée ici. Voilà pourquoi les pensées d’Erika ont trouvé ici un écho tout particulier. </text:p>
      <text:p text:style-name="P11">Le cimetière comprend une quarantaine de tombes mangées par la mousse mais des recherches dans les archives de la ville permettraient de remarquer à cet endroit l’existence d’une fosse commune. Les morts qui attendent ici sont nombreux et la plupart ne sont pas contents…</text:p>
      <text:p text:style-name="Text_20_body"><text:span text:style-name="T2">Si les Pjs s’y rendent en journée, ils peuvent relever les traces du passage d’Erika en effectuant des jets de Toc et de Suivre une piste. Des bougies de différentes couleurs sont cachées près d’un caveau dans un sac hermétique ainsi que des allumettes, une lampe torche et une pelle maculée de terre. Certaines tombes portent des traces de cire, des cercles ont étaient tracés par terre. Deux des tombes les plus anciennes semblent avoir été remuée récemment, Les noms des deux fillettes sont encore lisibles : Elizabeth Bellingham et Jessica Abbott. De nombreuses empreintes pointure 38 de chaussures Doc Martens peuvent être relevée. Si les Pjs se rendent au cimetière la nuit où en soirée, ils ont 45% de chances d’y surprendre Erika. </text:span></text:p>
      <text:p text:style-name="P2"/>
      <text:p text:style-name="P8">Les archives de Collinwood</text:p>
      <text:p text:style-name="P16"/>
      <text:p text:style-name="P9">Les Pjs peuvent avoir envie de se renseigner sur les spectres des deux fillettes. A partir des vêtements des apparitions et en réussissant un jet d’Histoire, ils peuvent isoler une période et chercher des faits divers se rapportant à la mort de deux fillettes. En consultant les collections de vieux journaux de la bibliothèque municipale. Evidemment la tâche est vaste et les indices sont maigres… Il faut 6 jours de travail (divisés en autant de Pjs) pour trouver l’article relatant le double suicide des fillettes. Cette piste peut permettre de remonter jusqu’au cimetière où les Pjs ont de fortes chances de déceler les traces des aller et venues d’Erika voir même de la surprendre là-bas. </text:p>
      <text:p text:style-name="P9">Si les Pjs connaissent déjà le nom des fillettes et la date de leur mort, il ne leur faut qu’une journée de travail. Difficile de demander à Delta Green de s’en charger les archives de la ville n’ayant aucuns doubles. </text:p>
      <text:p text:style-name="P9">Un article de journal relatant le viol d’Erika et le procès qui s’en ait suivis est également trouvable ici encore faut-il que les Pjs sachent ce qu’ils cherchent…</text:p>
      <text:p text:style-name="P2"/>
      <text:p text:style-name="P8">Les spectres</text:p>
      <text:p text:style-name="P2"/>
      <text:p text:style-name="P10">Dès que les Pjs commencent leur enquête et qu’Erika est au courant de leur présence, elle tente de les effrayer en leur envoyant les spectres des deux fillettes. Plus les Pjs se rapprochent d’Erika plus les attaques des spectres sont violentes. Voici quelques scènes possibles :</text:p>
      <text:p text:style-name="P11"/>
      <text:p text:style-name="P2">Au pied du bâtiment où Trudy s’est donné la mort se trouve un petit mémorial : une photo de la jeune fille entouré de fleurs, de peluches et de lettres. Tandis qu’il examine le mémorial, le Pj ressent une impression indéfinissable de malaise. Les roses qui encadrent la photo de Trudy se mettent soudainement à se faner et des larmes de sang coulent de la photo. La vision s’arrête brutalement laissant le Pj hébété et terrifié (SAN 1D4/1D6)</text:p>
      <text:p text:style-name="P2"/>
      <text:p text:style-name="P2">Le Pj sort de sa douche au motel, la pièce est remplie de vapeur d’eau. Malgré la température, il frissonne et sent une présence dans sa chambre. Du bruit dans l’armoire, attire son attention. D’ailleurs, la porte est entrouverte. N’était il pas certain de l’avoir fermée ? la penderie s’avère vide mais alors qu’il referme la porte, le PJ aperçoit dans la glace de la porte, l’espace d’un instant deux petite filles livides qui se tiennent par la main dans l’encadrement de la salle de bain et qui le regarde fixement (SAN 1D4/1D6) Dans la buée de la glace de la salle de bain, une petite main malhabile à tracé GO AWAY ! </text:p>
      <text:p text:style-name="P2"/>
      <text:p text:style-name="P5"><text:span text:style-name="T2">Alors qu’il est au volant de sa voiture, de nuit, le Pj aperçoit soudainement dans la lumière de ses phares deux fillettes au teint blafard vêtu comme à la fin du 19ème qui le fixent de leurs regards (SAN 1D4/1D6 si c’est la première apparition sinon SAN 0/1D4)). Il faut réussir un jet en Conduire automobile pour rester maître de son véhicule. En cas d’échec, la voiture fais une embardée et termine dans le fossé. Chaque passager encaisse 1D6 Pts de dommage. </text:span></text:p>
      <text:p text:style-name="P2"/>
      <text:p text:style-name="P2">Essayer de faire ressortir le côté enfantin des spectres dans leurs attaques, tout cela n’est qu’un jeu, une plaisanterie cruelle. Les pouvoirs des deux fillettes sont de plusieurs ordres :</text:p>
      <text:p text:style-name="P2"/>
      <text:list text:style-name="WW8Num1">
        <text:list-item>
          <text:p text:style-name="P19">Poltergeist : Déplacer ou faire exploser de petits objets. Cela peut suffire à rendre la vie impossible : imaginez que vous perdiez systématiquement vos clefs, que les verres explosent dans vos mains et que vous cassiez tout ce que vous touchez… En ce concentrant particulièrement, les deux fillettes peuvent même lancer un objet suffisamment vite et fort pour blesser quelqu’un. On utilise dans ce cas la caractéristique Lancer des fillettes. Il est aussi possible de chauffer des objets jusqu’à les faire fondre mais il faut 1D10 rounds de concentration et l’objet doit être fixe.</text:p>
        </text:list-item>
      </text:list>
      <text:p text:style-name="P20"/>
      <text:list text:style-name="WW8Num1">
        <text:list-item>
          <text:p text:style-name="P19">Détraquer les machines : rien ne marche ! les ascenseurs se bloquent entre deux étages, les alarmes des voitures se déclenchent sans raison… Dans le même ordre d’idée, il est possible aux fillettes de passer un coup de téléphone. Leur interlocuteur n’entendra qu’un grésillement où éventuellement un rire cristallin et lointain mais en pleine nuit cela peut avoir son effet…</text:p>
        </text:list-item>
      </text:list>
      <text:p text:style-name="P2"/>
      <text:list text:style-name="WW8Num1">
        <text:list-item>
          <text:p text:style-name="P19">Matérialisation : il est possible aux deux fillettes d’apparaître un cours instant aux yeux des vivants ou d’une personne en particulier. Le tout est de le faire au moment propice : dans un virage dangereux, au milieu d’un match de football… Il est plus facile aux deux spectres d’apparaîtrent sous forme de reflets : miroirs, vitres, rétroviseurs, flaque d’eau…</text:p>
        </text:list-item>
      </text:list>
      <text:p text:style-name="P2"/>
      <text:list text:style-name="WW8Num1">
        <text:list-item>
          <text:p text:style-name="P19">Possession : C’est le pouvoir le plus redoutable, celui utilisé pour tuer Trudy et Sandy. Les deux fillettes additionnent leur POU tant que leurs corps sont réunis. Elles confrontent ensuite ce chiffre contre le POU de leur victime sur la table de résistance. Chaque jet réussis fais perdre 1D3 pts de POU à son adversaire. Lorsque le POU de la victime arrive à 0 celle-ci est possédée. Si le POU des fillettes arrivent à 0, elles sont repoussés dans les limbes et devront attendre de reconstituer leur POU pour agir à nouveau. Les personnes dépressives ou négatives sont plus facile à posséder tout simplement parce qu’elles sont moins enclines à lutter. Si quelqu’un souhaite se faire posséder il n’y a pas de jet à faire, la possession est automatique. Cette expérience particulièrement traumatisante (n’être plus maître de son corps mais toujours conscient) fait perdre 2D6/2D10 Pts de SAN.</text:p>
        </text:list-item>
      </text:list>
      <text:p text:style-name="P20"/>
      <text:p text:style-name="P8">Halloween</text:p>
      <text:p text:style-name="P16"/>
      <text:p text:style-name="Text_20_body"><text:span text:style-name="T2">Le grand jour est arrivé et Missing Miles est en effervescence. Des groupes d’enfants déguisés vont de portes en portes pour réclamer des friandises. Au lycée de Collinwood, des bénévoles encadrés par Miss Turner décorent le gymnase pour le grand bal d’Halloween. La plupart des Pnjs comptent s’y rendre sauf les Darks qui se réunissent ce soir à L’If pour un concert spécial des </text:span><text:span text:style-name="T1">Lost Souls !</text:span><text:span text:style-name="T2"> Vos Pjs devraient avoir la pression : ils se doutent que quelque chose va arriver mais ils ne savent ni où, ni quand ni qui ! Laissez-les décider s’ils se rendent au bal, à l’If ou s’ils patrouillent dans la ville. C’est le moment pour une apparition des deux fillettes au milieu des enfants déguisés ! </text:span></text:p>
      <text:p text:style-name="P5"><text:span text:style-name="T2">Pas question pour Violaine de rater le concert des </text:span><text:span text:style-name="T1">Lost Souls ! </text:span><text:span text:style-name="T2">Sa mère lui a collé un plan baby-sitting mais elle compte faire le mur après avoir couché les gosses. Elle a demandé à Steve et Ghost de passer la prendre en allant à l’If. Mais en début de soirée, Violaine reçoit la visite d’Erika possédée par les fillettes. Les deux spectres ont besoins de certains ingrédients pour accomplir le rituel. Vers 22h30, les enfants Flanders sont réveillés par un bruit de lutte au rez-de-chaussée. Ils découvrent le corps de leur baby-sitter et court se réfugier chez les voisins qui appel immédiatement la police. Steve et Ghost arrivent quelques instants après. Ses coups de klaxon restant sans réponse, Steve descend de voiture et se dirige vers la maison. La police l’arrête quelques minutes plus tard en état de choc, serrant contre lui le corps ensanglanté de Violaine. Pour Cravens, l’affaire ne fait aucun doute…</text:span></text:p>
      <text:p text:style-name="P5"><text:span text:style-name="T2">Privé de son adjoint, le shérif a fait venir des renforts de police de Lafayette. Une dizaine de policiers maintiennent les badauds et la presse à distance lorsque les Pjs arrivent sur place. Cravens a donné des ordres stricts pour qu’ils ne viennent pas fourrer leur nez dans cette enquête. Il est en train de faire monter Steve à l’arrière d’une voiture. Le </text:span><text:span text:style-name="T1">Darks</text:span><text:span text:style-name="T2"> est visiblement en état de choc et du sang recouvre ses mains et ses vêtements. « </text:span><text:span text:style-name="T1">Cette fois Kovalsky ton compte est bon, c’est la chaise qui t’attend !</text:span><text:span text:style-name="T2"> » lance Cravens. Un peu plus loin, Ghost menotté dans le dos se débat avec un policier. Il crie quelque chose aux Pjs : « </text:span><text:span text:style-name="T1">Vous devez l’en empêchez ! Elle est leur clef ! Leur clef !</text:span><text:span text:style-name="T2"> ». Les deux voitures démarrent, sirène hurlante emportant les deux suspects au commissariat. Inutile de vouloir les interroger ou même d’essayer de parlementer avec Cravens, le shérif est inflexible. Les policiers restés sur place pour attendre le coroner sont plus flexibles. Contre un jet réussis de Baratin ou de Persuasion, ils peuvent en apprendre un peu plus aux Pjs voir même les laissés entrer dans la maison. </text:span></text:p>
      <text:p text:style-name="P2">Un jet réussi de Criminologie permet de remarquer plusieurs éléments. Il n’y a aucune trace d’effraction dans la maison. Les objets renversés dans le salon témoignent d’une brève lutte mais rien n’a été bougé dans les autres pièces ni même dans l’entrée. Deux verres ont roulés sous le canapé, le premier est couvert d’empreintes mais le second est propre comme si on venait de le sortir du placard. Visiblement Violaine connaissait son assassin et l’a fait entrer dans la maison. </text:p>
      <text:p text:style-name="P5"><text:span text:style-name="T2">Le corps de Violaine est toujours dans le salon. Une large marre de sang a imprégné la moquette tout autour d’elle. Son visage a été énuclée à l’aide d’un objet tranchant (SAN 1/1D4) et l’assassin a également prélevé son cœur. Un jet réussi d’Occultisme permet de se souvenir que ces organes sont les composants de certains rituels de magie noire. </text:span></text:p>
      <text:p text:style-name="P2">Les enfants Flanders attendent leurs parents dans une voiture de patrouille. Si les Pjs parviennent à leur parler ils confirment leurs soupçons. Violaine les a envoyés se coucher vers 21h mais environ une heure plus tard, ils ont été réveillés par un bruit de verre brisé. Ils ont attendus au moins une demi-heure avant de descendre et de découvrir le corps de Violaine. </text:p>
      <text:p text:style-name="P11"/>
      <text:p text:style-name="P21">Le rituel d’Erika</text:p>
      <text:p text:style-name="P11"/>
      <text:p text:style-name="Text_20_body"><text:span text:style-name="T2">Sous l’emprise des fillettes, Erika va tenter d’ouvrir les portes du royaume des morts pour déverser sur la ville les âmes contrariées du cimetière de Burkits Hill. Si les Pjs s’y rendent, ils trouvent Erika en plein rituel. Elle se tient assise au centre d’un cercle tracé à même le sol et entouré de bougies noires. Elle psalmodie à voix basse des incantations. Les Pjs vont certainement tenter de lui parler où de la maîtriser. Avant qu’ils n’aient le temps d’agir, Erika leur reproche d’une voix enfantine : « </text:span><text:span text:style-name="T1">Oh ! Vous ne pouvez pas tout gâcher, Ils attendent depuis si longtemps…</text:span><text:span text:style-name="T2"> ». A ce moment là, décrivez aux Pjs la foule silencieuse qui se tient à la limite de la clarté des bougies : hommes et femmes habillés à la mode du début du siècle, famille, esclave noirs portant encore les marques de sévices, grands brûlés aux chairs boursouflées … tous attendent les yeux implorants (SAN : 1D4/1D10). <text:s text:c="18"/></text:span></text:p>
      <text:p text:style-name="P11"/>
      <text:p text:style-name="P21">Quelles fins possibles ? <text:s text:c="12"/></text:p>
      <text:p text:style-name="P2"/>
      <text:p text:style-name="P22">Attaquer Erika ?</text:p>
      <text:p text:style-name="Text_20_body"><text:span text:style-name="T2">Il y a des chances pour que la confrontation des Pjs avec Erika tourne à l’affrontement avec les esprits des deux fillettes. Blesser ou tuer Erika permettra seulement de remporter momentanément l’affrontement. Les deux esprits abandonneront le corps d’Erika devenu inutilisable pour s’incarner plus tard dans une nouvelle victime. A moins qu’entre temps, leurs cadavres soient à nouveau déterrés et ré-inhumer séparément. Si Erika est tuée, les Pjs perdent 1D6 pts de SAN en comprenant qu’ils ont abattus une innocente. Sans compter qu’ils vont devoir expliquer leur geste devant un tribunal…</text:span></text:p>
      <text:p text:style-name="P11"/>
      <text:p text:style-name="P23">Neutraliser les fillettes ?</text:p>
      <text:p text:style-name="Text_20_body"><text:span text:style-name="T2">Une fois le rituel interrompu, Erika peut être emmené et interrogé. Elle avouera alors avoir déterré les corps des deux fillettes pour les mettre ensemble. Les Pjs pourront alors comprendre qu’il serait préférable de les ré-inhumer séparément. Ils gagnent 1D6 pts de SAN s’ils le font. <text:s/>S’ils obtiennent la ré-ouverture du dossier sur le viol d’Erika, ils gagnent 1D6 pts de SAN supplémentaire. </text:span></text:p>
      <text:p text:style-name="P2"/>
      <text:p text:style-name="P24">Et si les Pjs passent à côté ?</text:p>
      <text:p text:style-name="P5"><text:span text:style-name="T2">Erika accomplit son rituel sous l’emprise des fillettes et libèrent les âmes du cimetière de Burkitshill. Vers minuit, toutes les alarmes des voitures se mettent à sonner en même temps. Les lignes de téléphones et les radios ne font plus entendre qu’une sorte de grésillement et la rumeur lointaine de nombreuses voix qui gémissent. Le bal de Collinwood risque fort de tourner à la scène d’hystérie collective une fois qu’on se sera aperçu que l’homme défiguré au déguisement si réaliste… n’est pas déguisé ! C’est le moment de re-visionnez </text:span><text:span text:style-name="T1">Carrie</text:span><text:span text:style-name="T2"> de De Palma ! Laissez libre court à votre imagination pour décrire la folie qui s’empare de la ville. La plupart des spectres sont inoffensifs et ne cherchent qu’à reprendre leur place parmi les vivants mais imaginez ce que cela peut donner dans une ville ou chaque citoyen et armé ?! Les journaux du lendemain parleront de panique et d’hystérie collective et l’affaire sera étouffée. Les Pjs seront les seuls à savoir et ils devront porter ce lourd secret jusqu’à la fin de leur existence (perte de SAN : 2D10)</text:span></text:p>
      <text:p text:style-name="P2"/>
      <text:p text:style-name="P16">Inspiration :</text:p>
      <text:p text:style-name="P2"/>
      <text:p text:style-name="P2">Blair Witch 2 : Book of Shadow</text:p>
      <text:p text:style-name="P2">Carrie</text:p>
      <text:p text:style-name="P5"><text:span text:style-name="T2">La série Daria ( !)</text:span></text:p>
      <text:p text:style-name="P2">Buffy contre les vampires</text:p>
      <text:p text:style-name="P5"><text:span text:style-name="T2">Le roman de Poppy Z Brite : Les Âmes Perdues et celui de Breat Easton Ellis : Les lois de l’Attraction </text:span></text:p>
      <text:p text:style-name="P2"/>
      <text:p text:style-name="P2">Pour ceux qui comme moi n’y connaisse rien au football américain :</text:p>
      <text:p text:style-name="P5"><text:a xlink:type="simple" xlink:href="http://www.geocities.com/fabqb/americanFootballRules.html"><text:span text:style-name="T7">http://www.geocities.com/fabqb/americanFootballRules.html</text:span></text:a></text:p>
      <text:p text:style-name="P2"/>
      <text:p text:style-name="P2">Playlist :</text:p>
      <text:p text:style-name="P2"/>
      <text:p text:style-name="P25">Donnie Darko B.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text-align="justify"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language="en" fo:country="GB"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text-align="justify" style:justify-single-word="false" fo:keep-with-next="always"/>
      <style:text-properties fo:font-style="italic" style:font-style-asian="italic" style:font-style-complex="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0cm" fo:margin-bottom="0cm" fo:margin-left="2cm" fo:margin-right="2cm" style:writing-mode="lr-tb" style:layout-grid-color="#c0c0c0" style:layout-grid-lines="4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bottom="1.901cm" style:dynamic-spacing="true"/>
      </style:header-style>
      <style:footer-style>
        <style:header-footer-properties fo:min-height="2cm" fo:margin-top="1.901cm" style:dynamic-spacing="true"/>
      </style:footer-style>
    </style:page-layout>
  </office:automatic-styles>
  <office:master-styles>
    <style:master-page style:name="Standard" style:page-layout-name="pm1">
      <style:header>
        <text:p text:style-name="Header">Un scénario de Tantine Gobbo pour TOC <text:s text:c="15"/><text:a xlink:type="simple" xlink:href="mailto:gobbo10@hotmail.com"><text:span text:style-name="Internet_20_link">gobbo10@hotmail.com</text:span></text:a> <text:s text:c="7"/>www.tentacules.net</text:p>
      </style:header>
      <style:footer>
        <text:p text:style-name="P1"><draw:frame draw:style-name="fr1" draw:name="Cadre1" text:anchor-type="paragraph" svg:y="0.002cm" fo:min-width="0cm" draw:z-index="12"><draw:text-box fo:min-height="0.37cm"><text:p text:style-name="Footer"><text:span text:style-name="Page_20_Number"><text:page-number text:select-page="current">1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illah, Nothing, </dc:title>
    <meta:initial-creator>STEPHAN</meta:initial-creator>
    <meta:creation-date>2005-07-10T15:58:00</meta:creation-date>
    <dc:creator>Cedric</dc:creator>
    <dc:date>2006-05-11T11:32:00</dc:date>
    <dc:language>fr-FR</dc:language>
    <meta:editing-cycles>7</meta:editing-cycles>
    <meta:editing-duration>PT2H7M0S</meta:editing-duration>
    <meta:user-defined meta:name="Info 1"/>
    <meta:user-defined meta:name="Info 2"/>
    <meta:user-defined meta:name="Info 3"/>
    <meta:user-defined meta:name="Info 4"/>
    <meta:document-statistic meta:table-count="0" meta:image-count="0" meta:object-count="0" meta:page-count="13" meta:paragraph-count="195" meta:word-count="10489" meta:character-count="62031"/>
  </office:meta>
</office:document-meta>
</file>